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42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11.169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5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7" table:default-cell-style-name="ce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Crédi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or météo consulte la météo sur le web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utilisateur veut connaître la météo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utilisateur veut modifier ses préférence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agent équipement veut interagir avec un équipement.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utilisateur veut connaître l'état de ses équipements.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utilisateur veut connaître ses productions et consommation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agent énergie détecte un pic et cherche à le réguler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utilisateur est conseillé sur ses préférences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9:05:49.187000000</meta:creation-date>
    <dc:date>2015-02-10T11:02:15.082000000</dc:date>
    <meta:editing-duration>PT1H41M20S</meta:editing-duration>
    <meta:editing-cycles>1</meta:editing-cycles>
    <meta:document-statistic meta:table-count="1" meta:cell-count="18" meta:object-count="0"/>
    <meta:generator>LibreOffice/4.3.5.2$Windows_x86 LibreOffice_project/3a87456aaa6a95c63eea1c1b3201acedf0751bd5</meta:generator>
  </office:meta>
</office:document-meta>
</file>